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64f35" officeooo:paragraph-rsid="00164f35"/>
    </style:style>
    <style:style style:name="P2" style:family="paragraph" style:parent-style-name="Text_20_body" style:list-style-name="L1">
      <style:text-properties fo:font-size="14pt" style:font-size-asian="14pt" style:font-size-complex="14pt"/>
    </style:style>
    <style:style style:name="P3" style:family="paragraph" style:parent-style-name="Text_20_body" style:list-style-name="L1">
      <style:text-properties fo:font-size="14pt" officeooo:paragraph-rsid="0023fe33" style:font-size-asian="14pt" style:font-size-complex="14pt"/>
    </style:style>
    <style:style style:name="P4" style:family="paragraph" style:parent-style-name="Text_20_body" style:list-style-name="L1">
      <style:text-properties fo:font-size="14pt" officeooo:paragraph-rsid="00327475" style:font-size-asian="14pt" style:font-size-complex="14pt"/>
    </style:style>
    <style:style style:name="P5" style:family="paragraph" style:parent-style-name="Text_20_body" style:list-style-name="L3">
      <style:text-properties fo:font-size="14pt" style:font-size-asian="14pt" style:font-size-complex="14pt"/>
    </style:style>
    <style:style style:name="P6" style:family="paragraph" style:parent-style-name="Text_20_body" style:list-style-name="L4">
      <style:text-properties fo:font-size="14pt" style:font-size-asian="14pt" style:font-size-complex="14pt"/>
    </style:style>
    <style:style style:name="P7" style:family="paragraph" style:parent-style-name="Text_20_body" style:list-style-name="L4">
      <style:text-properties fo:font-size="14pt" officeooo:rsid="0025936f" officeooo:paragraph-rsid="0025936f" style:font-size-asian="14pt" style:font-size-complex="14pt"/>
    </style:style>
    <style:style style:name="P8" style:family="paragraph" style:parent-style-name="Text_20_body" style:list-style-name="L5">
      <style:text-properties fo:font-size="14pt" style:font-size-asian="14pt" style:font-size-complex="14pt"/>
    </style:style>
    <style:style style:name="P9" style:family="paragraph" style:parent-style-name="Text_20_body" style:list-style-name="L6">
      <style:text-properties fo:font-size="14pt" officeooo:rsid="00276b8a" officeooo:paragraph-rsid="00276b8a" style:font-size-asian="14pt" style:font-size-complex="14pt"/>
    </style:style>
    <style:style style:name="P10" style:family="paragraph" style:parent-style-name="Text_20_body">
      <style:text-properties fo:font-size="14pt" officeooo:paragraph-rsid="002e8bd5" style:font-size-asian="14pt" style:font-size-complex="14pt"/>
    </style:style>
    <style:style style:name="P11" style:family="paragraph" style:parent-style-name="Text_20_body" style:list-style-name="L1">
      <style:text-properties fo:font-size="12pt" officeooo:rsid="002a3987" officeooo:paragraph-rsid="002a3987" style:font-size-asian="12pt" style:font-size-complex="12pt"/>
    </style:style>
    <style:style style:name="P12" style:family="paragraph" style:parent-style-name="Text_20_body" style:list-style-name="L2">
      <style:text-properties fo:font-size="12pt" officeooo:rsid="0023fe33" officeooo:paragraph-rsid="0023fe33" style:font-size-asian="10.5pt" style:font-size-complex="12pt"/>
    </style:style>
    <style:style style:name="P13" style:family="paragraph" style:parent-style-name="Text_20_body" style:list-style-name="L2">
      <style:text-properties officeooo:rsid="0023fe33" officeooo:paragraph-rsid="0023fe33"/>
    </style:style>
    <style:style style:name="T1" style:family="text">
      <style:text-properties officeooo:rsid="00181a8d"/>
    </style:style>
    <style:style style:name="T2" style:family="text">
      <style:text-properties officeooo:rsid="001c2b37"/>
    </style:style>
    <style:style style:name="T3" style:family="text">
      <style:text-properties officeooo:rsid="001edc11"/>
    </style:style>
    <style:style style:name="T4" style:family="text">
      <style:text-properties officeooo:rsid="0020db52"/>
    </style:style>
    <style:style style:name="T5" style:family="text">
      <style:text-properties officeooo:rsid="0021e9ae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24faa2" style:font-size-asian="10.5pt" style:font-size-complex="12pt"/>
    </style:style>
    <style:style style:name="T10" style:family="text">
      <style:text-properties officeooo:rsid="0025936f"/>
    </style:style>
    <style:style style:name="T11" style:family="text">
      <style:text-properties officeooo:rsid="002ac293"/>
    </style:style>
    <style:style style:name="T12" style:family="text">
      <style:text-properties officeooo:rsid="002e8bd5"/>
    </style:style>
    <style:style style:name="T13" style:family="text">
      <style:text-properties officeooo:rsid="002f86cc"/>
    </style:style>
    <style:style style:name="T14" style:family="text">
      <style:text-properties fo:font-weight="bold" officeooo:rsid="002f86cc" style:font-weight-asian="bold" style:font-weight-complex="bold"/>
    </style:style>
    <style:style style:name="T15" style:family="text">
      <style:text-properties fo:font-weight="normal" officeooo:rsid="002f86cc" style:font-weight-asian="normal" style:font-weight-complex="normal"/>
    </style:style>
    <style:style style:name="T16" style:family="text">
      <style:text-properties fo:font-weight="normal" officeooo:rsid="00300352" style:font-weight-asian="normal" style:font-weight-complex="normal"/>
    </style:style>
    <style:style style:name="T17" style:family="text">
      <style:text-properties officeooo:rsid="00300352"/>
    </style:style>
    <style:style style:name="T18" style:family="text">
      <style:text-properties officeooo:rsid="003274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as <text:span text:style-name="T5">e questionamentos sobre</text:span>:</text:p>
      <text:p text:style-name="Title"><text:tab/><text:span text:style-name="T6">[2 24012017] Farines, J.; Fraga, J. S.; Oliveira, R. S. Sistemas de Tempo Real 1. ed. Florianópolis: Dpto. de Automação e Sistemas, UFSC, 2000.</text:span></text:p>
      <text:p text:style-name="P1"/>
      <text:p text:style-name="P1"/>
      <text:list xml:id="list728725886745286719" text:style-name="L1">
        <text:list-item>
          <text:p text:style-name="P3">Definir um teste com questões básicas para validar se um sistema pode ser dito de tempo real ou não.</text:p>
          <text:p text:style-name="P11">Para que um sistema seja <text:span text:style-name="T11">dito</text:span> de tempo real, deve atender aos seguintes requisitos:</text:p>
        </text:list-item>
      </text:list>
      <text:list xml:id="list7044603622671385498" text:style-name="L2">
        <text:list-item>
          <text:list>
            <text:list-item>
              <text:p text:style-name="P12">Correção lógica: os resultados de sua computação devem atender aos requisitos funcionais do sistema.</text:p>
            </text:list-item>
            <text:list-item>
              <text:p text:style-name="P13"><text:span text:style-name="T8">Correção temporal: o sistema deve responder a estímulos dentro dos prazos </text:span><text:span text:style-name="T9">e</text:span><text:span text:style-name="T8">specificados nos requisitos do sistema.</text:span></text:p>
            </text:list-item>
            <text:list-item>
              <text:p text:style-name="P13"><text:span text:style-name="T8">Previsibilidade: </text:span><text:span text:style-name="T9">deve ser possível antecipar o comportamento do sistema antes de sua execução, que deve ser mantido mesmo na ocorrência de variações de hardware, carga de trabalho e em caso de falhas.</text:span></text:p>
            </text:list-item>
          </text:list>
        </text:list-item>
      </text:list>
      <text:list xml:id="list343018347" text:continue-list="list728725886745286719" text:style-name="L1">
        <text:list-item>
          <text:p text:style-name="P2">Definir um método para o projeto e modelagem de sistemas de tempo real baseado na sua funcionalidade, previsibilidade, especificações de hardware <text:span text:style-name="T1">e software</text:span>.</text:p>
        </text:list-item>
        <text:list-item>
          <text:p text:style-name="P2">Quais características ambientais podem alterar a previsibilidade de um sistema de tempo real?</text:p>
        </text:list-item>
        <text:list-item>
          <text:p text:style-name="P2">Como determinar o quão previsível <text:span text:style-name="T3">deve ser</text:span> um sistema de tempo real para que atenda aos requisitos de um projeto?</text:p>
        </text:list-item>
      </text:list>
      <text:list xml:id="list372500298733318402" text:style-name="L3">
        <text:list-item>
          <text:list>
            <text:list-item>
              <text:p text:style-name="P5">Previsibilidade probabil<text:span text:style-name="T4">í</text:span>stica [JLT85]</text:p>
            </text:list-item>
          </text:list>
        </text:list-item>
      </text:list>
      <text:list xml:id="list1219068110" text:continue-list="list343018347" text:style-name="L1">
        <text:list-item>
          <text:p text:style-name="P2">Quais características de hardware e software podem alterar a previsibilidade em um sistema de tempo real? <text:span text:style-name="T2">(Ver Farines p. 6)</text:span></text:p>
        </text:list-item>
      </text:list>
      <text:list xml:id="list6609798125300367999" text:style-name="L4">
        <text:list-item>
          <text:list>
            <text:list-item>
              <text:p text:style-name="P6">Prefetch</text:p>
            </text:list-item>
            <text:list-item>
              <text:p text:style-name="P6">DMA</text:p>
            </text:list-item>
            <text:list-item>
              <text:p text:style-name="P6">Memória cache</text:p>
            </text:list-item>
            <text:list-item>
              <text:p text:style-name="P7">Memória Virtual</text:p>
            </text:list-item>
            <text:list-item>
              <text:p text:style-name="P6">Gerenciamento de energia</text:p>
            </text:list-item>
            <text:list-item>
              <text:p text:style-name="P6">V-Mod (Virtualização)</text:p>
            </text:list-item>
            <text:list-item>
              <text:p text:style-name="P6"><text:soft-page-break/>Hyper Threading</text:p>
            </text:list-item>
            <text:list-item>
              <text:p text:style-name="P6">UEFI</text:p>
            </text:list-item>
            <text:list-item>
              <text:p text:style-name="P6">Escalonador do S.O.</text:p>
            </text:list-item>
            <text:list-item>
              <text:p text:style-name="P6">Tratamento de inte<text:span text:style-name="T4">r</text:span>rupções</text:p>
            </text:list-item>
          </text:list>
        </text:list-item>
      </text:list>
      <text:list xml:id="list1839551019" text:continue-list="list1219068110" text:style-name="L1">
        <text:list-item>
          <text:p text:style-name="P2">Como as linguagens de programação e seus respectivos compiladores podem alterar a previsibilidade de um sistema de tempo real? <text:span text:style-name="T2">(Ver Farines p. 6)</text:span></text:p>
        </text:list-item>
      </text:list>
      <text:list xml:id="list4028932263106852466" text:style-name="L5">
        <text:list-item>
          <text:list>
            <text:list-item>
              <text:p text:style-name="P8">Real-Time Concurrent C</text:p>
            </text:list-item>
            <text:list-item>
              <text:p text:style-name="P8">Real-Time Euclid</text:p>
            </text:list-item>
            <text:list-item>
              <text:p text:style-name="P8">Algor<text:span text:style-name="T4">i</text:span>tmos e seus respectivos tempos de execução</text:p>
            </text:list-item>
            <text:list-item>
              <text:p text:style-name="P8">Laços não limitados no tempo</text:p>
            </text:list-item>
            <text:list-item>
              <text:p text:style-name="P8">Funções recursivas</text:p>
            </text:list-item>
            <text:list-item>
              <text:p text:style-name="P8">Funções de sistema (<text:span text:style-name="T10">Linux, </text:span>POSIX, Windows, Minix, BSD)</text:p>
            </text:list-item>
          </text:list>
        </text:list-item>
      </text:list>
      <text:list xml:id="list2115212750" text:continue-list="list1839551019" text:style-name="L1">
        <text:list-item>
          <text:p text:style-name="P2"><text:bookmark text:name="docs-internal-guid-a4287d3a-c9d6-f0ef-a79b-7b83726b394b"/><text:span text:style-name="T7">Classificação dos sistemas de tempo real e suas aplicações:</text:span> </text:p>
        </text:list-item>
      </text:list>
      <text:list xml:id="list8362077059917597425" text:style-name="L6">
        <text:list-item>
          <text:list>
            <text:list-item>
              <text:p text:style-name="P9">Não críticos (Soft Real-Time)</text:p>
            </text:list-item>
            <text:list-item>
              <text:p text:style-name="P9">Crítico (Hard Real-Time), seguro em caso de falha</text:p>
            </text:list-item>
            <text:list-item>
              <text:p text:style-name="P9">Crítico (Hard Real Time), operacional em caso de falha</text:p>
            </text:list-item>
          </text:list>
        </text:list-item>
      </text:list>
      <text:list xml:id="list892215441" text:continue-list="list2115212750" text:style-name="L1">
        <text:list-item>
          <text:p text:style-name="P4"><text:span text:style-name="T12">O Linux suporta atualmente as seguinte abordagens de escalonamento </text:span><text:span text:style-name="T17">[sched(7) man page </text:span><text:span text:style-name="T18">- http://man7.org/linux/man-pages/man7/sched.7.html</text:span><text:span text:style-name="T17">]</text:span><text:span text:style-name="T12">:</text:span></text:p>
        </text:list-item>
      </text:list>
      <text:p text:style-name="P10"><text:span text:style-name="T12"><text:tab/></text:span><text:span text:style-name="T13">SCHED_OTHER: escalonador padrão do linux.</text:span></text:p>
      <text:p text:style-name="P10"><text:span text:style-name="T13"><text:tab/>SCHED_BATCH: batch.</text:span></text:p>
      <text:p text:style-name="P10"><text:span text:style-name="T13"><text:tab/>SCHED_IDLE: para tarefas com prioridade muito baixa que executem em segundo plano.</text:span></text:p>
      <text:p text:style-name="P10"><text:span text:style-name="T13"><text:tab/>SCHED_FIFO: Processo são agrupados por ordem de prioridade e executem até serem interrompidos por alguma espora por E/S ou até desistirem explicitamente do seu tempo de processamento por meio da chamada de sistema </text:span><text:span text:style-name="T14">sched_yield()</text:span><text:span text:style-name="T15">.</text:span></text:p>
      <text:p text:style-name="P10"><text:span text:style-name="T15"><text:tab/>Neste modo não há divisão de processamento por fatia de tempo.</text:span></text:p>
      <text:p text:style-name="P10"><text:span text:style-name="T15"><text:tab/>SCHED_RR: escalonador round-robin semelhante ao FIFO porém com divisão por tempo.</text:span></text:p>
      <text:p text:style-name="P10"><text:span text:style-name="T15"><text:tab/>SCHED_DEADLIN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0H31M1S</meta:editing-duration>
    <meta:editing-cycles>22</meta:editing-cycles>
    <meta:generator>LibreOffice/4.0.6.2$MacOSX_x86 LibreOffice_project/2e2573268451a50806fcd60ae2d9fe01dd0ce24</meta:generator>
    <dc:date>2017-04-18T14:46:08</dc:date>
    <meta:document-statistic meta:table-count="0" meta:image-count="0" meta:object-count="0" meta:page-count="2" meta:paragraph-count="41" meta:word-count="423" meta:character-count="2681" meta:non-whitespace-character-count="2320"/>
    <meta:user-defined meta:name="Info 1"/>
    <meta:user-defined meta:name="Info 2"/>
    <meta:user-defined meta:name="Info 3"/>
    <meta:user-defined meta:name="Info 4"/>
  </office:meta>
</office:document-meta>
</file>